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svg:stroke-color="#83ca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svg:stroke-color="#ff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ff9966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23ff2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cm" svg:stroke-color="#23ff2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text-properties fo:color="#666666"/>
    </style:style>
    <style:style style:name="T1" style:family="text">
      <style:text-properties fo:color="#666666" fo:font-size="16pt" style:font-size-asian="16pt" style:font-size-complex="16pt"/>
    </style:style>
    <style:style style:name="T2" style:family="text">
      <style:text-properties fo:color="#666666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.2cm" svg:height="7.8cm" svg:x="0.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2" draw:layer="layout" svg:width="2.6cm" svg:height="1.2cm" svg:x="7.2cm" svg:y="10.9cm">
              <text:p text:style-name="P2"><text:span text:style-name="T1">ITK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6cm" svg:height="1.2cm" svg:x="10.338cm" svg:y="10.9cm">
              <text:p text:style-name="P2"><text:span text:style-name="T1">GD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6cm" svg:height="1.2cm" svg:x="13.476cm" svg:y="10.9cm">
              <text:p text:style-name="P2"><text:span text:style-name="T1">OSSI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6cm" svg:height="1.2cm" svg:x="19.7cm" svg:y="10.9cm">
              <text:p text:style-name="P2"><text:span text:style-name="T1">..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6cm" svg:height="1.2cm" svg:x="16.613cm" svg:y="10.875cm">
              <text:p text:style-name="P2"><text:span text:style-name="T1">MuPars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3" draw:layer="layout" svg:width="3.461cm" svg:height="0.839cm" svg:x="22.51cm" svg:y="11.1cm">
            <draw:text-box>
              <text:p text:style-name="P3"><text:span text:style-name="T2">Third parties</text:span></text:p>
            </draw:text-box>
          </draw:frame>
        </draw:g>
        <draw:g>
          <draw:custom-shape draw:style-name="gr4" draw:text-style-name="P2" draw:layer="layout" svg:width="15.1cm" svg:height="1.2cm" svg:x="7.2cm" svg:y="9.367cm">
            <text:p text:style-name="P2"><text:span text:style-name="T1">OTB core - C++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cm" svg:height="0.6cm" svg:x="5.6cm" svg:y="9.667cm">
            <text:p/>
            <draw:enhanced-geometry svg:viewBox="0 0 21600 21600" draw:text-areas="0 0 21600 21600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3" draw:layer="layout" svg:width="2.327cm" svg:height="0.839cm" svg:x="22.51cm" svg:y="9.548cm">
            <draw:text-box>
              <text:p text:style-name="P3"><text:span text:style-name="T2">Full API</text:span></text:p>
            </draw:text-box>
          </draw:frame>
          <draw:frame draw:style-name="gr3" draw:text-style-name="P2" draw:layer="layout" svg:width="4.32cm" svg:height="1.427cm" svg:x="0.962cm" svg:y="9.254cm">
            <draw:text-box>
              <text:p text:style-name="P2"><text:span text:style-name="T2">Fast prototyping</text:span></text:p>
              <text:p text:style-name="P2"><text:span text:style-name="T2">development</text:span></text:p>
            </draw:text-box>
          </draw:frame>
        </draw:g>
        <draw:g>
          <draw:custom-shape draw:style-name="gr6" draw:text-style-name="P2" draw:layer="layout" svg:width="11.1cm" svg:height="1.2cm" svg:x="11.2cm" svg:y="7.721cm">
            <text:p text:style-name="P2"><text:span text:style-name="T1">OTB applications – CLI, QT or python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1cm" svg:height="0.6cm" svg:x="5.6cm" svg:y="8.021cm">
            <text:p/>
            <draw:enhanced-geometry svg:viewBox="0 0 21600 21600" draw:text-areas="0 0 21600 21600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3" draw:layer="layout" svg:width="4.113cm" svg:height="0.839cm" svg:x="22.51cm" svg:y="7.902cm">
            <draw:text-box>
              <text:p text:style-name="P3"><text:span text:style-name="T2">High level tools</text:span></text:p>
            </draw:text-box>
          </draw:frame>
          <draw:frame draw:style-name="gr3" draw:text-style-name="P2" draw:layer="layout" svg:width="4.824cm" svg:height="1.427cm" svg:x="0.71cm" svg:y="7.608cm">
            <draw:text-box>
              <text:p text:style-name="P2"><text:span text:style-name="T2">Processing chains</text:span></text:p>
              <text:p text:style-name="P2"><text:span text:style-name="T2">High level tasks</text:span></text:p>
            </draw:text-box>
          </draw:frame>
        </draw:g>
        <draw:g>
          <draw:g>
            <draw:custom-shape draw:style-name="gr7" draw:text-style-name="P2" draw:layer="layout" svg:width="11.1cm" svg:height="1.2cm" svg:x="11.2cm" svg:y="6.074cm">
              <text:p text:style-name="P2"><text:span text:style-name="T1">Monteverdi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3.6cm" svg:height="1.2cm" svg:x="7.3cm" svg:y="6.074cm">
              <text:p text:style-name="P2"><text:span text:style-name="T1">Monteverdi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" draw:text-style-name="P1" draw:layer="layout" svg:width="1cm" svg:height="0.6cm" svg:x="5.6cm" svg:y="6.374cm">
            <text:p/>
            <draw:enhanced-geometry svg:viewBox="0 0 21600 21600" draw:text-areas="0 0 21600 21600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3" draw:layer="layout" svg:width="5.057cm" svg:height="0.839cm" svg:x="22.51cm" svg:y="6.255cm">
            <draw:text-box>
              <text:p text:style-name="P3"><text:span text:style-name="T2">End users software</text:span></text:p>
            </draw:text-box>
          </draw:frame>
          <draw:frame draw:style-name="gr3" draw:text-style-name="P2" draw:layer="layout" svg:width="4.85cm" svg:height="1.427cm" svg:x="0.697cm" svg:y="5.961cm">
            <draw:text-box>
              <text:p text:style-name="P2"><text:span text:style-name="T2">Visualization</text:span></text:p>
              <text:p text:style-name="P2"><text:span text:style-name="T2">Parameters tuning</text:span>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Michel</meta:initial-creator>
    <meta:creation-date>2014-03-26T11:40:52</meta:creation-date>
    <dc:date>2014-03-26T13:38:39</dc:date>
    <dc:creator>Julien Michel</dc:creator>
    <meta:editing-duration>PT1H42M37S</meta:editing-duration>
    <meta:editing-cycles>3</meta:editing-cycles>
    <meta:generator>LibreOffice/3.5$Linux_X86_64 LibreOffice_project/350m1$Build-2</meta:generator>
    <meta:document-statistic meta:object-count="49"/>
  </office:meta>
</office:document-meta>
</file>